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999cm" svg:height="6.743cm" svg:x="1.996cm" svg:y="2.125cm" svg:viewBox="0 0 6000 6744" svg:d="M2856 5983c1138 61 2618-907 2531-2408-88-1502-863-3032-2263-2836s-2350 1276-2502 3003c-153 1727 1097 2180 2234 2241zM5997 3161c80 1857-1168 3409-3148 3569-1980 159-2975-1073-2836-2988 138-1915 1489-3543 3211-3727 1721-183 2693 1290 2773 3146z">
          <text:p/>
        </draw:path>
        <draw:path draw:style-name="gr2" draw:text-style-name="P1" draw:layer="layout" svg:width="0.927cm" svg:height="2.722cm" draw:transform="rotate (-1.55229583672376) translate (6.7892272733386cm 0.8024873129243cm)" svg:viewBox="0 0 928 2723" svg:d="M927 2666c-58-186-110-839-127-1205-18-364 5-940 13-1083 1-124-859-660-811-186 50 475 52 742 75 1224 24 482 16 756 39 1062 41 286 840 281 811 188z">
          <text:p/>
        </draw:path>
        <draw:path draw:style-name="gr2" draw:text-style-name="P1" draw:layer="layout" svg:width="0.903cm" svg:height="0.661cm" draw:transform="skewX (0.00122173047639602) rotate (-2.15687788961459) translate (7.0266401432272cm 0.958688890543101cm)" svg:viewBox="0 0 904 662" svg:d="M527 644c137-64 329-219 367-367 35-139-27-185-184-243-156-57-352-32-459-3-277 72-309 187-173 370 136 181 314 308 449 243z">
          <text:p/>
        </draw:path>
        <draw:path draw:style-name="gr2" draw:text-style-name="P1" draw:layer="layout" svg:width="0.903cm" svg:height="0.661cm" draw:transform="rotate (-2.15757602131539) translate (4.7348244404367cm 1.1174484371657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4:39:11.244000000</dc:date>
    <meta:editing-duration>PT2M46S</meta:editing-duration>
    <meta:editing-cycles>3</meta:editing-cycles>
    <meta:generator>LibreOffice/24.2.4.2$Windows_X86_64 LibreOffice_project/51a6219feb6075d9a4c46691dcfe0cd9c4fff3c2</meta:generator>
    <meta:document-statistic meta:object-count="4"/>
  </office:meta>
</office:document-meta>
</file>